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  <style:text-properties fo:font-size="26pt"/>
    </style:style>
    <style:style style:name="P5" style:family="paragraph">
      <style:paragraph-properties fo:margin-left="0cm" fo:margin-right="0cm" fo:text-indent="0cm"/>
      <style:text-properties fo:font-size="26pt"/>
    </style:style>
    <style:style style:name="P6" style:family="paragraph">
      <style:paragraph-properties fo:margin-left="0cm" fo:margin-right="0cm" fo:text-align="start" fo:text-indent="0cm"/>
      <style:text-properties fo:font-size="28pt"/>
    </style:style>
    <style:style style:name="P7" style:family="paragraph">
      <style:paragraph-properties fo:text-align="start"/>
      <style:text-properties fo:font-size="28pt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font-size="26pt"/>
    </style:style>
    <style:style style:name="T2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udit BoF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2">Steve Grubb</text:p>
            <text:p text:style-name="P2">Red Ha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What's happened over the last year?</text:p>
          </draw:text-box>
        </draw:frame>
        <draw:frame presentation:style-name="pr2" draw:text-style-name="P5" draw:layer="layout" svg:width="25.199cm" svg:height="13.609cm" svg:x="1.471cm" svg:y="5.08cm" presentation:class="subtitle" presentation:user-transformed="true">
          <draw:text-box>
            <text:p text:style-name="P4"><text:span text:style-name="T1">Filesystem auditing in upstream kernel</text:span></text:p>
            <text:p text:style-name="P4"><text:span text:style-name="T1">New IO protocol to allow new things to be expressed</text:span></text:p>
            <text:p text:style-name="P4"><text:span text:style-name="T1">Audit by selinux subject/object</text:span></text:p>
            <text:p text:style-name="P4"><text:span text:style-name="T1">Audit event dispatcher</text:span></text:p>
            <text:p text:style-name="P4"><text:span text:style-name="T1">SE Linux troubleshooter</text:span></text:p>
            <text:p text:style-name="P4"><text:span text:style-name="T1">Many new message types</text:span></text:p>
            <text:p text:style-name="P4"><text:span text:style-name="T1">New keywords for time in search utilities</text:span></text:p>
            <text:p text:style-name="P4"><text:span text:style-name="T1">Labels provided in every mess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What's new (cont.)</text:p>
          </draw:text-box>
        </draw:frame>
        <draw:frame presentation:style-name="pr2" draw:text-style-name="P7" draw:layer="layout" svg:width="25.199cm" svg:height="13.609cm" svg:x="1.471cm" svg:y="4.806cm" presentation:class="subtitle" presentation:user-transformed="true">
          <draw:text-box>
            <text:p text:style-name="P6"><text:span text:style-name="T2">Filter keys added to syscalls</text:span></text:p>
            <text:p text:style-name="P6"><text:span text:style-name="T2">New event exclusion filter in kernel</text:span></text:p>
            <text:p text:style-name="P6"><text:span text:style-name="T2">autrace has threat model option</text:span></text:p>
            <text:p text:style-name="P6"><text:span text:style-name="T2">execute a script as an action to auditd (rotate,space,err)</text:span></text:p>
            <text:p text:style-name="P6"><text:span text:style-name="T2">ausearch/aureport take stdin</text:span></text:p>
            <text:p text:style-name="P6"><text:span text:style-name="T2">ausearch can output unprocessed events (for piping)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urrent Work</text:p>
          </draw:text-box>
        </draw:frame>
        <draw:frame presentation:style-name="pr2" draw:text-style-name="P8" draw:layer="layout" svg:width="25.199cm" svg:height="13.609cm" svg:x="1.4cm" svg:y="5.039cm" presentation:class="subtitle">
          <draw:text-box>
            <text:p text:style-name="P8">Auparse</text:p>
            <text:p text:style-name="P8">new event dispatcher</text:p>
            <text:p text:style-name="P8">immutable configu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256cm" svg:x="1.4cm" svg:y="0.962cm" presentation:class="title">
          <draw:text-box>
            <text:p text:style-name="P1">Near term work</text:p>
          </draw:text-box>
        </draw:frame>
        <draw:frame presentation:style-name="pr2" draw:text-style-name="P8" draw:layer="layout" svg:width="25.199cm" svg:height="13.609cm" svg:x="1.4cm" svg:y="5.039cm" presentation:class="subtitle">
          <draw:text-box>
            <text:p text:style-name="P8">Audit directory tree</text:p>
            <text:p text:style-name="P8">new rule operators for bit mapped syscall function</text:p>
            <text:p text:style-name="P8">audit a process and its children</text:p>
            <text:p text:style-name="P8">Closer mapping of file system auditing with language in NISPOM/DCID 6/3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256cm" svg:x="1.4cm" svg:y="0.962cm" presentation:class="title">
          <draw:text-box>
            <text:p text:style-name="P1">Near term work (cont.)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8">Remote logging</text:p>
            <text:p text:style-name="P8">Compression</text:p>
            <text:p text:style-name="P8">GUI based tools</text:p>
            <text:p text:style-name="P8">Pushing into more trusted apps</text:p>
            <text:p text:style-name="P8">Change setting of loginuid to syscal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256cm" svg:x="1.4cm" svg:y="0.962cm" presentation:class="title">
          <draw:text-box>
            <text:p text:style-name="P1">Future Direction</text:p>
          </draw:text-box>
        </draw:frame>
        <draw:frame presentation:style-name="pr2" draw:text-style-name="P8" draw:layer="layout" svg:width="25.199cm" svg:height="13.609cm" svg:x="1.4cm" svg:y="5.039cm" presentation:class="subtitle">
          <draw:text-box>
            <text:p text:style-name="P8">Look into IDS/IPS</text:p>
            <text:p text:style-name="P8">Add more security relevant events like segfaults</text:p>
            <text:p text:style-name="P8">Integrate with security config scanner</text:p>
            <text:p text:style-name="P8">Integration with crypto events</text:p>
            <text:p text:style-name="P8">Remote logging protocols like IMDEF/XDA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text-style-name="P1" draw:layer="layout" svg:width="25.199cm" svg:height="3.507cm" svg:x="1.4cm" svg:y="0.837cm" presentation:class="title">
          <draw:text-box>
            <text:p text:style-name="P1">Discussion<text:tab/></text:p>
          </draw:text-box>
        </draw:frame>
        <draw:frame presentation:style-name="pr6" draw:text-style-name="P1" draw:layer="layout" svg:width="25.199cm" svg:height="13.86cm" svg:x="1.4cm" svg:y="4.914cm" presentation:class="subtitle">
          <draw:text-box>
            <text:p text:style-name="P1">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1$Build-9129</meta:generator>
    <meta:creation-date>2007-03-14T13:59:17</meta:creation-date>
    <dc:date>2007-03-14T16:00:12</dc:date>
    <dc:language>en-US</dc:language>
    <meta:editing-cycles>4</meta:editing-cycles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